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12pt" fo:font-weight="bold" officeooo:rsid="000df7ae" officeooo:paragraph-rsid="001035b8" style:font-size-asian="12pt" style:font-weight-asian="bold" style:font-size-complex="12pt" style:font-weight-complex="bold"/>
    </style:style>
    <style:style style:name="P2" style:family="paragraph" style:parent-style-name="Text_20_body" style:list-style-name="L1">
      <style:text-properties officeooo:paragraph-rsid="001035b8"/>
    </style:style>
    <style:style style:name="P3" style:family="paragraph" style:parent-style-name="Text_20_body">
      <style:text-properties officeooo:paragraph-rsid="001035b8"/>
    </style:style>
    <style:style style:name="P4" style:family="paragraph" style:parent-style-name="Text_20_body" style:list-style-name="L1">
      <style:paragraph-properties fo:margin-top="0cm" fo:margin-bottom="0cm" style:contextual-spacing="false"/>
      <style:text-properties officeooo:paragraph-rsid="001035b8"/>
    </style:style>
    <style:style style:name="P5" style:family="paragraph" style:parent-style-name="Preformatted_20_Text">
      <style:text-properties officeooo:paragraph-rsid="001035b8"/>
    </style:style>
    <style:style style:name="P6" style:family="paragraph" style:parent-style-name="Preformatted_20_Text">
      <style:paragraph-properties fo:margin-top="0cm" fo:margin-bottom="0.499cm" style:contextual-spacing="false"/>
      <style:text-properties officeooo:paragraph-rsid="001035b8"/>
    </style:style>
    <style:style style:name="P7" style:family="paragraph" style:parent-style-name="List_20_Contents">
      <style:paragraph-properties fo:margin-top="0cm" fo:margin-bottom="0.499cm" style:contextual-spacing="false"/>
      <style:text-properties officeooo:paragraph-rsid="001035b8"/>
    </style:style>
    <style:style style:name="P8" style:family="paragraph" style:parent-style-name="List_20_Contents">
      <style:paragraph-properties fo:margin-left="0cm" fo:margin-right="0cm" fo:margin-top="0cm" fo:margin-bottom="0.499cm" style:contextual-spacing="false" fo:text-indent="0cm" style:auto-text-indent="false"/>
      <style:text-properties officeooo:paragraph-rsid="001035b8"/>
    </style:style>
    <style:style style:name="P9" style:family="paragraph" style:parent-style-name="Heading_20_2">
      <style:text-properties fo:font-size="15pt" fo:font-weight="bold" officeooo:rsid="00244491" officeooo:paragraph-rsid="001035b8" style:font-size-asian="15pt" style:font-weight-asian="bold" style:font-size-complex="15pt" style:font-weight-complex="bold"/>
    </style:style>
    <style:style style:name="P10" style:family="paragraph" style:parent-style-name="List_20_Heading">
      <style:text-properties officeooo:rsid="0030181b" officeooo:paragraph-rsid="001035b8"/>
    </style:style>
    <style:style style:name="T1" style:family="text">
      <style:text-properties fo:font-weight="bold" style:font-weight-asian="bold" style:font-weight-complex="bold"/>
    </style:style>
    <style:style style:name="T2" style:family="text">
      <style:text-properties fo:font-weight="bold" officeooo:rsid="00244491" style:font-weight-asian="bold" style:font-weight-complex="bold"/>
    </style:style>
    <style:style style:name="T3" style:family="text">
      <style:text-properties fo:font-weight="bold" officeooo:rsid="00454263" style:font-weight-asian="bold" style:font-weight-complex="bold"/>
    </style:style>
    <style:style style:name="T4" style:family="text">
      <style:text-properties fo:font-weight="bold" officeooo:rsid="0028cc1d" style:font-weight-asian="bold" style:font-weight-complex="bold"/>
    </style:style>
    <style:style style:name="T5" style:family="text">
      <style:text-properties fo:font-weight="bold" officeooo:rsid="002a4c57" style:font-weight-asian="bold" style:font-weight-complex="bold"/>
    </style:style>
    <style:style style:name="T6" style:family="text">
      <style:text-properties fo:font-weight="bold" officeooo:rsid="002c31e5" style:font-weight-asian="bold" style:font-weight-complex="bold"/>
    </style:style>
    <style:style style:name="T7" style:family="text">
      <style:text-properties fo:font-weight="bold" officeooo:rsid="0030181b" style:font-weight-asian="bold" style:font-weight-complex="bold"/>
    </style:style>
    <style:style style:name="T8" style:family="text">
      <style:text-properties fo:font-weight="bold" officeooo:rsid="00321476" style:font-weight-asian="bold" style:font-weight-complex="bold"/>
    </style:style>
    <style:style style:name="T9" style:family="text">
      <style:text-properties fo:font-weight="bold" officeooo:rsid="00323e5b" style:font-weight-asian="bold" style:font-weight-complex="bold"/>
    </style:style>
    <style:style style:name="T10" style:family="text">
      <style:text-properties fo:font-weight="bold" officeooo:rsid="0033670f" style:font-weight-asian="bold" style:font-weight-complex="bold"/>
    </style:style>
    <style:style style:name="T11" style:family="text">
      <style:text-properties fo:font-weight="bold" officeooo:rsid="0034524b" style:font-weight-asian="bold" style:font-weight-complex="bold"/>
    </style:style>
    <style:style style:name="T12" style:family="text">
      <style:text-properties fo:font-weight="bold" officeooo:rsid="0034caf2" style:font-weight-asian="bold" style:font-weight-complex="bold"/>
    </style:style>
    <style:style style:name="T13" style:family="text">
      <style:text-properties fo:font-weight="bold" officeooo:rsid="0035befe" style:font-weight-asian="bold" style:font-weight-complex="bold"/>
    </style:style>
    <style:style style:name="T14" style:family="text">
      <style:text-properties fo:font-weight="bold" officeooo:rsid="0037a3a1" style:font-weight-asian="bold" style:font-weight-complex="bold"/>
    </style:style>
    <style:style style:name="T15" style:family="text">
      <style:text-properties fo:font-weight="bold" officeooo:rsid="003987de" style:font-weight-asian="bold" style:font-weight-complex="bold"/>
    </style:style>
    <style:style style:name="T16" style:family="text">
      <style:text-properties fo:font-size="14pt" fo:font-weight="bold" style:font-weight-asian="bold" style:font-weight-complex="bold"/>
    </style:style>
    <style:style style:name="T17" style:family="text">
      <style:text-properties fo:font-size="14pt" fo:font-weight="bold" officeooo:rsid="00244491" style:font-weight-asian="bold" style:font-weight-complex="bold"/>
    </style:style>
    <style:style style:name="T18" style:family="text">
      <style:text-properties fo:font-size="14pt" fo:font-weight="bold" officeooo:rsid="00256cdd" style:font-weight-asian="bold" style:font-weight-complex="bold"/>
    </style:style>
    <style:style style:name="T19" style:family="text">
      <style:text-properties fo:font-size="14pt" fo:font-weight="bold" officeooo:rsid="0028343d" style:font-weight-asian="bold" style:font-weight-complex="bold"/>
    </style:style>
    <style:style style:name="T20" style:family="text">
      <style:text-properties fo:font-size="14pt" fo:font-weight="bold" officeooo:rsid="0028a906" style:font-weight-asian="bold" style:font-weight-complex="bold"/>
    </style:style>
    <style:style style:name="T21" style:family="text">
      <style:text-properties officeooo:rsid="0045426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Some In-built Functions</text:h>
      <text:p text:style-name="P3"><text:span text:style-name="T2">&gt;&gt;</text:span><text:span text:style-name="Teletype"><text:span text:style-name="T1">abs</text:span></text:span><text:span text:style-name="T16">(</text:span><text:span text:style-name="Emphasis"><text:span text:style-name="T1">x</text:span></text:span><text:span text:style-name="T16">)</text:span></text:p>
      <text:p text:style-name="P3">Return the absolute value of a number. The argument may be a plain or long integer or a floating point number. If the argument is a complex number, its magnitude is returned.</text:p>
      <text:p text:style-name="P3"><text:span text:style-name="T17">&gt;&gt;</text:span><text:span text:style-name="Teletype"><text:span text:style-name="T1">all</text:span></text:span><text:span text:style-name="T16">(</text:span><text:span text:style-name="Emphasis"><text:span text:style-name="T1">iterable</text:span></text:span><text:span text:style-name="T16">)</text:span><text:span text:style-name="T1"> </text:span></text:p>
      <text:p text:style-name="P3">Return <text:span text:style-name="Teletype">True</text:span> if all elements of the <text:span text:style-name="Emphasis">iterable</text:span> are true (or if the iterable is empty). </text:p>
      <text:p text:style-name="P3">Equivalent to:</text:p>
      <text:p text:style-name="P5"><text:tab/>def all(iterable):</text:p>
      <text:p text:style-name="P5"><text:s text:c="4"/><text:tab/>for element in iterable:</text:p>
      <text:p text:style-name="P5"><text:s text:c="6"/><text:tab/>if not element:</text:p>
      <text:p text:style-name="P5"><text:s text:c="12"/>return False</text:p>
      <text:p text:style-name="P6"><text:s text:c="4"/><text:tab/>return True</text:p>
      <text:p text:style-name="P3"><text:span text:style-name="T21">&gt;&gt;</text:span><text:span text:style-name="T3">str(obj)</text:span></text:p>
      <text:p text:style-name="P3"><text:span text:style-name="T3"><text:tab/></text:span><text:span text:style-name="T21"> Convert object to a string</text:span></text:p>
      <text:p text:style-name="P3"><text:bookmark text:name="any"/><text:span text:style-name="T18">&gt;&gt;</text:span><text:span text:style-name="Teletype"><text:span text:style-name="T1">any</text:span></text:span><text:span text:style-name="T16">(</text:span><text:span text:style-name="Emphasis"><text:span text:style-name="T1">iterable</text:span></text:span><text:span text:style-name="T16">)</text:span><text:span text:style-name="T1"> </text:span></text:p>
      <text:p text:style-name="P3">Return <text:span text:style-name="Teletype">True</text:span> if any element of the <text:span text:style-name="Emphasis">iterable</text:span> is true. If the iterable is empty, return <text:span text:style-name="Teletype">False</text:span>. </text:p>
      <text:p text:style-name="P3">Equivalent to:</text:p>
      <text:p text:style-name="P5">def any(iterable):</text:p>
      <text:p text:style-name="P5"><text:s text:c="4"/>for element in iterable:</text:p>
      <text:p text:style-name="P5"><text:s text:c="8"/>if element:</text:p>
      <text:p text:style-name="P5"><text:s text:c="12"/>return True</text:p>
      <text:p text:style-name="P6"><text:s text:c="4"/>return False</text:p>
      <text:p text:style-name="P3"><text:span text:style-name="T19">&gt;&gt;</text:span><text:bookmark text:name="callable"/><text:span text:style-name="Teletype"><text:span text:style-name="T1">callable</text:span></text:span><text:span text:style-name="T16">(</text:span><text:span text:style-name="Emphasis"><text:span text:style-name="T1">object</text:span></text:span><text:span text:style-name="T16">)</text:span><text:span text:style-name="T1"> </text:span></text:p>
      <text:p text:style-name="P7">Return <text:span text:style-name="Teletype">True</text:span> if the <text:span text:style-name="Emphasis">object</text:span> argument appears callable, <text:span text:style-name="Teletype">False</text:span> if not. If this returns true, it is still possible that a call fails, but if it is false, calling <text:span text:style-name="Emphasis">object</text:span> will never succeed. Note that classes are callable (calling a class returns a new instance); class instances are callable if they have a <text:span text:style-name="Teletype">__call__()</text:span> method.</text:p>
      <text:p text:style-name="P3"><text:span text:style-name="T20">&gt;&gt;</text:span><text:bookmark text:name="chr"/><text:span text:style-name="Teletype"><text:span text:style-name="T1">chr</text:span></text:span><text:span text:style-name="T16">(</text:span><text:span text:style-name="Emphasis"><text:span text:style-name="T1">i</text:span></text:span><text:span text:style-name="T16">)</text:span><text:span text:style-name="T1"> </text:span></text:p>
      <text:p text:style-name="P7">Return a string of one character whose ASCII code is the integer <text:span text:style-name="Emphasis">i</text:span>. For example, <text:span text:style-name="Teletype">chr(97)</text:span> returns the string <text:span text:style-name="Teletype">'a'</text:span>. This is the inverse of <text:span text:style-name="Teletype">ord()</text:span>. The argument must be in the range [0..255], inclusive; <text:span text:style-name="Teletype">ValueError</text:span> will be raised if <text:span text:style-name="Emphasis">i</text:span> is outside that range. See also <text:span text:style-name="Teletype">unichr()</text:span>.</text:p>
      <text:p text:style-name="P3"><text:span text:style-name="T20">&gt;&gt;</text:span><text:bookmark text:name="complex"/><text:span text:style-name="Emphasis"><text:span text:style-name="T1">class </text:span></text:span><text:span text:style-name="Teletype"><text:span text:style-name="T1">complex</text:span></text:span><text:span text:style-name="T16">(</text:span><text:span text:style-name="T1">[</text:span><text:span text:style-name="Emphasis"><text:span text:style-name="T1">real</text:span></text:span><text:span text:style-name="T1">[, </text:span><text:span text:style-name="Emphasis"><text:span text:style-name="T1">imag</text:span></text:span><text:span text:style-name="T1">]]</text:span><text:span text:style-name="T16">)</text:span><text:span text:style-name="T1"> </text:span></text:p>
      <text:p text:style-name="P3">Return a complex number with the value <text:span text:style-name="Emphasis">real</text:span> + <text:span text:style-name="Emphasis">imag</text:span>*1j or convert a string or number to a complex number. If the first parameter is a string, it will be interpreted as a complex number and the function must be called without a second parameter. The second parameter can never be a string. Each <text:soft-page-break/>argument may be any numeric type (including complex). If <text:span text:style-name="Emphasis">imag</text:span> is omitted, it defaults to zero and the function serves as a numeric conversion function like <text:span text:style-name="Teletype">int()</text:span>, <text:span text:style-name="Teletype">long()</text:span> and <text:span text:style-name="Teletype">float()</text:span>. If both arguments are omitted, returns <text:span text:style-name="Teletype">0j</text:span>.</text:p>
      <text:p text:style-name="P3"><text:span text:style-name="T4">&gt;&gt;</text:span><text:bookmark text:name="dir"/><text:span text:style-name="Teletype"><text:span text:style-name="T1">dir</text:span></text:span><text:span text:style-name="T16">(</text:span><text:span text:style-name="T1">[</text:span><text:span text:style-name="Emphasis"><text:span text:style-name="T1">object</text:span></text:span><text:span text:style-name="T1">]</text:span><text:span text:style-name="T16">)</text:span><text:span text:style-name="T1"> </text:span></text:p>
      <text:p text:style-name="P3">Without arguments, return the list of names in the current local scope. With an argument, attempt to return a list of valid attributes for that object.</text:p>
      <text:p text:style-name="P3">If the object has a method named <text:span text:style-name="Teletype">__dir__()</text:span>, this method will be called and must return the list of attributes. This allows objects that implement a custom <text:span text:style-name="Teletype">__getattr__()</text:span> or <text:span text:style-name="Teletype">__getattribute__()</text:span> function to customize the way <text:span text:style-name="Teletype">dir()</text:span> reports their attributes.</text:p>
      <text:p text:style-name="P3">If the object does not provide <text:span text:style-name="Teletype">__dir__()</text:span>, the function tries its best to gather information from the object’s <text:span text:style-name="Teletype">__dict__</text:span> attribute, if defined, and from its type object. The resulting list is not necessarily complete, and may be inaccurate when the object has a custom <text:span text:style-name="Teletype">__getattr__()</text:span>.</text:p>
      <text:p text:style-name="P3">The default <text:span text:style-name="Teletype">dir()</text:span> mechanism behaves differently with different types of objects, as it attempts to produce the most relevant, rather than complete, information:</text:p>
      <text:list xml:id="list728457499195320649" text:style-name="L1">
        <text:list-item>
          <text:p text:style-name="P4">If the object is a module object, the list contains the names of the module’s attributes. </text:p>
        </text:list-item>
        <text:list-item>
          <text:p text:style-name="P4">If the object is a type or class object, the list contains the names of its attributes, and recursively of the attributes of its bases. </text:p>
        </text:list-item>
        <text:list-item>
          <text:p text:style-name="P2">Otherwise, the list contains the object’s attributes’ names, the names of its class’s attributes, and recursively of the attributes of its class’s base classes. </text:p>
        </text:list-item>
      </text:list>
      <text:p text:style-name="P3">The resulting list is sorted alphabetically. For example:</text:p>
      <text:p text:style-name="P3"><text:span text:style-name="T5">&gt;&gt;</text:span><text:bookmark text:name="globals"/><text:span text:style-name="Teletype"><text:span text:style-name="T1">globals</text:span></text:span><text:span text:style-name="T16">()</text:span><text:span text:style-name="T1"> </text:span></text:p>
      <text:p text:style-name="P3">Return a dictionary representing the current global symbol table. This is always the dictionary of the current module (inside a function or method, this is the module where it is defined, not the module from which it is called).</text:p>
      <text:p text:style-name="P3"><text:span text:style-name="T6">&gt;&gt;</text:span><text:bookmark text:name="hash"/><text:span text:style-name="Teletype"><text:span text:style-name="T1">hash</text:span></text:span><text:span text:style-name="T16">(</text:span><text:span text:style-name="Emphasis"><text:span text:style-name="T1">object</text:span></text:span><text:span text:style-name="T16">)</text:span><text:span text:style-name="T1"> </text:span></text:p>
      <text:p text:style-name="P7">Return the hash value of the object (if it has one). Hash values are integers. They are used to quickly compare dictionary keys during a dictionary lookup. Numeric values that compare equal have the same hash value (even if they are of different types, as is the case for 1 and 1.0).</text:p>
      <text:p text:style-name="P3"><text:span text:style-name="T6">&gt;&gt;</text:span><text:bookmark text:name="hex"/><text:span text:style-name="Teletype"><text:span text:style-name="T1">hex</text:span></text:span><text:span text:style-name="T16">(</text:span><text:span text:style-name="Emphasis"><text:span text:style-name="T1">x</text:span></text:span><text:span text:style-name="T16">)</text:span><text:span text:style-name="T1"> </text:span></text:p>
      <text:p text:style-name="P3"><text:tab/>Convert an integer number (of any size) to a lowercase hexadecimal string prefixed with “0x”, for example:</text:p>
      <text:p text:style-name="P3"><text:tab/>If x is not a Python <text:span text:style-name="Teletype">int</text:span> or <text:span text:style-name="Teletype">long</text:span> object, it has to define an __index__() method that returns an integer.</text:p>
      <text:p text:style-name="P3"><text:span text:style-name="T7">&gt;&gt;</text:span><text:bookmark text:name="isinstance"/><text:span text:style-name="Teletype"><text:span text:style-name="T1">isinstance</text:span></text:span><text:span text:style-name="T16">(</text:span><text:span text:style-name="Emphasis"><text:span text:style-name="T1">object</text:span></text:span><text:span text:style-name="T1">, </text:span><text:span text:style-name="Emphasis"><text:span text:style-name="T1">classinfo</text:span></text:span><text:span text:style-name="T16">)</text:span><text:span text:style-name="T1"> </text:span></text:p>
      <text:p text:style-name="P3"><text:soft-page-break/>Return true if the <text:span text:style-name="Emphasis">object</text:span> argument is an instance of the <text:span text:style-name="Emphasis">classinfo</text:span> argument, or of a (direct, indirect or <text:span text:style-name="Emphasis">virtual</text:span>) subclass thereof. Also return true if <text:span text:style-name="Emphasis">classinfo</text:span> is a type object (new-style class) and <text:span text:style-name="Emphasis">object</text:span> is an object of that type or of a (direct, indirect or <text:span text:style-name="Emphasis">virtual</text:span>) subclass thereof. If <text:span text:style-name="Emphasis">object</text:span> is not a class instance or an object of the given type, the function always returns false. If <text:span text:style-name="Emphasis">classinfo</text:span> is neither a class object nor a type object, it may be a tuple of class or type objects, or may recursively contain other such tuples (other sequence types are not accepted). If <text:span text:style-name="Emphasis">classinfo</text:span> is not a class, type, or tuple of classes, types, and such tuples, a <text:span text:style-name="Teletype">TypeError</text:span> exception is raised.</text:p>
      <text:p text:style-name="P10"><text:bookmark text:name="len"/><text:span text:style-name="Teletype"><text:span text:style-name="T1">&gt;&gt;len</text:span></text:span><text:span text:style-name="T16">(</text:span><text:span text:style-name="Emphasis"><text:span text:style-name="T1">s</text:span></text:span><text:span text:style-name="T16">)</text:span><text:span text:style-name="T1"> </text:span></text:p>
      <text:p text:style-name="P7">Return the length (the number of items) of an object. The argument may be a sequence (such as a string, bytes, tuple, list, or range) or a collection (such as a dictionary, set, or frozen set).</text:p>
      <text:p text:style-name="P3"><text:span text:style-name="T8">&gt;&gt;</text:span><text:bookmark text:name="locals"/><text:span text:style-name="Teletype"><text:span text:style-name="T1">locals</text:span></text:span><text:span text:style-name="T16">()</text:span><text:span text:style-name="T1"> </text:span></text:p>
      <text:p text:style-name="P3">Update and return a dictionary representing the current local symbol table. Free variables are returned by <text:span text:style-name="Teletype">locals()</text:span> when it is called in function blocks, but not in class blocks.</text:p>
      <text:p text:style-name="P3"><text:span text:style-name="T8">&gt;&gt;</text:span><text:bookmark text:name="memoryview"/><text:span text:style-name="Emphasis"><text:span text:style-name="T1">class </text:span></text:span><text:span text:style-name="Teletype"><text:span text:style-name="T1">memoryview</text:span></text:span><text:span text:style-name="T16">(</text:span><text:span text:style-name="Emphasis"><text:span text:style-name="T1">obj</text:span></text:span><text:span text:style-name="T16">)</text:span><text:span text:style-name="T1"> </text:span></text:p>
      <text:p text:style-name="P3">Create a <text:span text:style-name="Teletype">memoryview</text:span> that references <text:span text:style-name="Emphasis">obj</text:span>. <text:span text:style-name="Emphasis">obj</text:span> must support the buffer protocol. Built-in objects that support the buffer protocol include <text:span text:style-name="Teletype">str</text:span> and <text:span text:style-name="Teletype">bytearray</text:span> (but not <text:span text:style-name="Teletype">unicode</text:span>).</text:p>
      <text:p text:style-name="P3">A <text:span text:style-name="Teletype">memoryview</text:span> has the notion of an <text:span text:style-name="Emphasis">element</text:span>, which is the atomic memory unit handled by the originating object <text:span text:style-name="Emphasis">obj</text:span>. For many simple types such as <text:span text:style-name="Teletype">str</text:span> and <text:span text:style-name="Teletype">bytearray</text:span>, an element is a single byte, but other third-party types may expose larger elements.</text:p>
      <text:p text:style-name="P3"><text:span text:style-name="T9">&gt;&gt;</text:span><text:bookmark text:name="memoryview.tobytes"/><text:span text:style-name="Teletype"><text:span text:style-name="T1">tobytes</text:span></text:span><text:span text:style-name="T16">()</text:span><text:span text:style-name="T1"> </text:span></text:p>
      <text:p text:style-name="P7">Return the data in the buffer as a bytestring (an object of class <text:span text:style-name="Teletype">str</text:span>).</text:p>
      <text:p text:style-name="P8"><text:span text:style-name="T9">&gt;&gt;</text:span><text:bookmark text:name="memoryview.tolist"/><text:span text:style-name="Teletype"><text:span text:style-name="T1">tolist</text:span></text:span><text:span text:style-name="T16">()</text:span><text:span text:style-name="T1">¶ </text:span></text:p>
      <text:p text:style-name="P3">Return the data in the buffer as a list of integers.</text:p>
      <text:p text:style-name="P8"><text:span text:style-name="T9">&gt;&gt;</text:span><text:span text:style-name="Teletype"><text:span text:style-name="T1">max</text:span></text:span><text:span text:style-name="T16">(</text:span><text:span text:style-name="Emphasis"><text:span text:style-name="T1">arg1</text:span></text:span><text:span text:style-name="T1">, </text:span><text:span text:style-name="Emphasis"><text:span text:style-name="T1">arg2</text:span></text:span><text:span text:style-name="T1">, </text:span><text:span text:style-name="Emphasis"><text:span text:style-name="T1">*args</text:span></text:span><text:span text:style-name="T1">[, </text:span><text:span text:style-name="Emphasis"><text:span text:style-name="T1">key</text:span></text:span><text:span text:style-name="T1">]</text:span><text:span text:style-name="T16">)</text:span><text:span text:style-name="T1"> </text:span></text:p>
      <text:p text:style-name="P3">Return the largest item in an iterable or the largest of two or more arguments.</text:p>
      <text:p text:style-name="P3">If one positional argument is provided, <text:span text:style-name="Emphasis">iterable</text:span> must be a non-empty iterable (such as a non-empty string, tuple or list). The largest item in the iterable is returned. If two or more positional arguments are provided, the largest of the positional arguments is returned.</text:p>
      <text:p text:style-name="P3">The optional <text:span text:style-name="Emphasis">key</text:span> argument specifies a one-argument ordering function like that used for <text:span text:style-name="Teletype">list.sort()</text:span>. The <text:span text:style-name="Emphasis">key</text:span> argument, if supplied, must be in keyword form (for example, <text:span text:style-name="Teletype">max(a,b,c,key=func)</text:span>).</text:p>
      <text:p text:style-name="P8"><text:span text:style-name="T9">&gt;&gt;</text:span><text:span text:style-name="Teletype"><text:span text:style-name="T1">min</text:span></text:span><text:span text:style-name="T16">(</text:span><text:span text:style-name="Emphasis"><text:span text:style-name="T1">arg1</text:span></text:span><text:span text:style-name="T1">, </text:span><text:span text:style-name="Emphasis"><text:span text:style-name="T1">arg2</text:span></text:span><text:span text:style-name="T1">, </text:span><text:span text:style-name="Emphasis"><text:span text:style-name="T1">*args</text:span></text:span><text:span text:style-name="T1">[, </text:span><text:span text:style-name="Emphasis"><text:span text:style-name="T1">key</text:span></text:span><text:span text:style-name="T1">]</text:span><text:span text:style-name="T16">)</text:span><text:span text:style-name="T1"> </text:span></text:p>
      <text:p text:style-name="P3">Return the smallest item in an iterable or the smallest of two or more arguments.</text:p>
      <text:p text:style-name="P3">If one positional argument is provided, <text:span text:style-name="Emphasis">iterable</text:span> must be a non-empty iterable (such as a non-empty <text:soft-page-break/>string, tuple or list). The smallest item in the iterable is returned. If two or more positional arguments are provided, the smallest of the positional arguments is returned.</text:p>
      <text:p text:style-name="P3">The optional <text:span text:style-name="Emphasis">key</text:span> argument specifies a one-argument ordering function like that used for <text:span text:style-name="Teletype">list.sort()</text:span>. The <text:span text:style-name="Emphasis">key</text:span> argument, if supplied, must be in keyword form (for example, <text:span text:style-name="Teletype">min(a,b,c,key=func)</text:span>).</text:p>
      <text:p text:style-name="P8"><text:span text:style-name="T9">&gt;&gt;</text:span><text:bookmark text:name="oct"/><text:span text:style-name="Teletype"><text:span text:style-name="T1">oct</text:span></text:span><text:span text:style-name="T16">(</text:span><text:span text:style-name="Emphasis"><text:span text:style-name="T1">x</text:span></text:span><text:span text:style-name="T16">)</text:span><text:span text:style-name="T1"> </text:span></text:p>
      <text:p text:style-name="P3">Convert an integer number (of any size) to an octal string. The result is a valid Python expression.</text:p>
      <text:p text:style-name="P8"><text:span text:style-name="T9">&gt;&gt;</text:span><text:bookmark text:name="ord"/><text:span text:style-name="Teletype"><text:span text:style-name="T1">ord</text:span></text:span><text:span text:style-name="T16">(</text:span><text:span text:style-name="Emphasis"><text:span text:style-name="T1">c</text:span></text:span><text:span text:style-name="T16">)</text:span><text:span text:style-name="T1"> </text:span></text:p>
      <text:p text:style-name="P3">Given a string of length one, return an integer representing the Unicode code point of the character when the argument is a unicode object, or the value of the byte when the argument is an 8-bit string. For example, <text:span text:style-name="Teletype">ord('a')</text:span> returns the integer <text:span text:style-name="Teletype">97.</text:span></text:p>
      <text:p text:style-name="P3"><text:span text:style-name="Teletype"><text:span text:style-name="T9">&gt;&gt;</text:span></text:span><text:bookmark text:name="pow"/><text:span text:style-name="Teletype"><text:span text:style-name="T1">pow</text:span></text:span><text:span text:style-name="T16">(</text:span><text:span text:style-name="Emphasis"><text:span text:style-name="T1">x</text:span></text:span><text:span text:style-name="T1">, </text:span><text:span text:style-name="Emphasis"><text:span text:style-name="T1">y</text:span></text:span><text:span text:style-name="T1">[, </text:span><text:span text:style-name="Emphasis"><text:span text:style-name="T1">z</text:span></text:span><text:span text:style-name="T1">]</text:span><text:span text:style-name="T16">)</text:span><text:span text:style-name="T1">¶ </text:span></text:p>
      <text:p text:style-name="P3">Return <text:span text:style-name="Emphasis">x</text:span> to the power <text:span text:style-name="Emphasis">y</text:span>; if <text:span text:style-name="Emphasis">z</text:span> is present, return <text:span text:style-name="Emphasis">x</text:span> to the power <text:span text:style-name="Emphasis">y</text:span>, modulo <text:span text:style-name="Emphasis">z</text:span> (computed more efficiently than <text:span text:style-name="Teletype">pow(x, y) % z</text:span>). The two-argument form <text:span text:style-name="Teletype">pow(x, y)</text:span> is equivalent to using the power operator: <text:span text:style-name="Teletype">x**y</text:span>.</text:p>
      <text:p text:style-name="P3"><text:span text:style-name="Teletype"><text:span text:style-name="T10">&gt;&gt;</text:span></text:span><text:bookmark text:name="print"/><text:span text:style-name="Teletype"><text:span text:style-name="T1">print</text:span></text:span><text:span text:style-name="T16">(</text:span><text:span text:style-name="Emphasis"><text:span text:style-name="T1">*objects</text:span></text:span><text:span text:style-name="T1">, </text:span><text:span text:style-name="Emphasis"><text:span text:style-name="T1">sep=' '</text:span></text:span><text:span text:style-name="T1">, </text:span><text:span text:style-name="Emphasis"><text:span text:style-name="T1">end='\n'</text:span></text:span><text:span text:style-name="T1">, </text:span><text:span text:style-name="Emphasis"><text:span text:style-name="T1">file=sys.stdout</text:span></text:span><text:span text:style-name="T16">)</text:span><text:span text:style-name="T1">¶ </text:span></text:p>
      <text:p text:style-name="P3">Print <text:span text:style-name="Emphasis">objects</text:span> to the stream <text:span text:style-name="Emphasis">file</text:span>, separated by <text:span text:style-name="Emphasis">sep</text:span> and followed by <text:span text:style-name="Emphasis">end</text:span>. <text:span text:style-name="Emphasis">sep</text:span>, <text:span text:style-name="Emphasis">end</text:span> and <text:span text:style-name="Emphasis">file</text:span>, if present, must be given as keyword arguments.</text:p>
      <text:p text:style-name="P3">All non-keyword arguments are converted to strings like <text:span text:style-name="Teletype">str()</text:span> does and written to the stream, separated by <text:span text:style-name="Emphasis">sep</text:span> and followed by <text:span text:style-name="Emphasis">end</text:span>. Both <text:span text:style-name="Emphasis">sep</text:span> and <text:span text:style-name="Emphasis">end</text:span> must be strings; they can also be <text:span text:style-name="Teletype">None</text:span>, which means to use the default values. If no <text:span text:style-name="Emphasis">objects</text:span> are given, <text:span text:style-name="Teletype">print()</text:span> will just write <text:span text:style-name="Emphasis">end</text:span>.</text:p>
      <text:p text:style-name="P3">The <text:span text:style-name="Emphasis">file</text:span> argument must be an object with a <text:span text:style-name="Teletype">write(string)</text:span> method; if it is not present or <text:span text:style-name="Teletype">None</text:span>, <text:span text:style-name="Teletype">sys.stdout</text:span> will be used. Output buffering is determined by <text:span text:style-name="Emphasis">file</text:span>. Use <text:span text:style-name="Teletype">file.flush()</text:span> to ensure, for instance, immediate appearance on a screen.</text:p>
      <text:p text:style-name="P3"><text:span text:style-name="Teletype"><text:span text:style-name="T11">&gt;&gt;</text:span></text:span><text:span text:style-name="Teletype"><text:span text:style-name="T1">range</text:span></text:span><text:span text:style-name="T16">(</text:span><text:span text:style-name="Emphasis"><text:span text:style-name="T1">start</text:span></text:span><text:span text:style-name="T1">, </text:span><text:span text:style-name="Emphasis"><text:span text:style-name="T1">stop</text:span></text:span><text:span text:style-name="T1">[, </text:span><text:span text:style-name="Emphasis"><text:span text:style-name="T1">step</text:span></text:span><text:span text:style-name="T1">]</text:span><text:span text:style-name="T16">)</text:span><text:span text:style-name="T1"> </text:span></text:p>
      <text:p text:style-name="P3">This is a versatile function to create lists containing arithmetic progressions. It is most often used in <text:span text:style-name="Teletype">for</text:span> loops. The arguments must be plain integers. If the <text:span text:style-name="Emphasis">step</text:span> argument is omitted, it defaults to <text:span text:style-name="Teletype">1</text:span>. If the <text:span text:style-name="Emphasis">start</text:span> argument is omitted, it defaults to <text:span text:style-name="Teletype">0</text:span>. The full form returns a list of plain integers <text:span text:style-name="Teletype">[start, start + step, start + 2 * step, ...]</text:span>. If <text:span text:style-name="Emphasis">step</text:span> is positive, the last element is the largest <text:span text:style-name="Teletype">start + i * step</text:span> less than <text:span text:style-name="Emphasis">stop</text:span>; if <text:span text:style-name="Emphasis">step</text:span> is negative, the last element is the smallest <text:span text:style-name="Teletype">start + i * step</text:span> greater than <text:span text:style-name="Emphasis">stop</text:span>. </text:p>
      <text:p text:style-name="P3"><text:span text:style-name="Teletype"><text:span text:style-name="T12">&gt;&gt;</text:span></text:span><text:bookmark text:name="raw_input"/><text:span text:style-name="Teletype"><text:span text:style-name="T1">raw_input</text:span></text:span><text:span text:style-name="T16">(</text:span><text:span text:style-name="T1">[</text:span><text:span text:style-name="Emphasis"><text:span text:style-name="T1">prompt</text:span></text:span><text:span text:style-name="T1">]</text:span><text:span text:style-name="T16">)</text:span><text:span text:style-name="T1"> </text:span></text:p>
      <text:p text:style-name="P3">If the <text:span text:style-name="Emphasis">prompt</text:span> argument is present, it is written to standard output without a trailing newline. The function then reads a line from input, converts it to a string (stripping a trailing newline), and returns that.</text:p>
      <text:p text:style-name="P3"><text:soft-page-break/><text:span text:style-name="Teletype"><text:span text:style-name="T13">&gt;&gt;</text:span></text:span><text:bookmark text:name="repr"/><text:span text:style-name="Teletype"><text:span text:style-name="T1">repr</text:span></text:span><text:span text:style-name="T16">(</text:span><text:span text:style-name="Emphasis"><text:span text:style-name="T1">object</text:span></text:span><text:span text:style-name="T16">)</text:span><text:span text:style-name="T1">¶ </text:span></text:p>
      <text:p text:style-name="P7">Return a string containing a printable representation of an object. This is the same value yielded by conversions (reverse quotes). It is sometimes useful to be able to access this operation as an ordinary function. For many types, this function makes an attempt to return a string that would yield an object with the same value when passed to <text:span text:style-name="Teletype">eval()</text:span>, otherwise the representation is a string enclosed in angle brackets that contains the name of the type of the object together with additional information often including the name and address of the object. A class can control what this function returns for its instances by defining a <text:span text:style-name="Teletype">__repr__()</text:span> method.</text:p>
      <text:p text:style-name="P3"><text:span text:style-name="Teletype"><text:span text:style-name="T13">&gt;&gt;</text:span></text:span><text:bookmark text:name="reversed"/><text:span text:style-name="Teletype"><text:span text:style-name="T1">reversed</text:span></text:span><text:span text:style-name="T16">(</text:span><text:span text:style-name="Emphasis"><text:span text:style-name="T1">seq</text:span></text:span><text:span text:style-name="T16">)</text:span><text:span text:style-name="T1"> </text:span></text:p>
      <text:p text:style-name="P3">Return a reverse <text:span text:style-name="Emphasis">iterator</text:span>. <text:span text:style-name="Emphasis">seq</text:span> must be an object which has a <text:span text:style-name="Teletype">__reversed__()</text:span> method or supports the sequence protocol (the <text:span text:style-name="Teletype">__len__()</text:span> method and the <text:span text:style-name="Teletype">__getitem__()</text:span> method with integer arguments starting at <text:span text:style-name="Teletype">0</text:span>).</text:p>
      <text:p text:style-name="P3"><text:span text:style-name="Teletype"><text:span text:style-name="T13">&gt;&gt;</text:span></text:span><text:bookmark text:name="round"/><text:span text:style-name="Teletype"><text:span text:style-name="T1">round</text:span></text:span><text:span text:style-name="T16">(</text:span><text:span text:style-name="Emphasis"><text:span text:style-name="T1">number</text:span></text:span><text:span text:style-name="T1">[, </text:span><text:span text:style-name="Emphasis"><text:span text:style-name="T1">ndigits</text:span></text:span><text:span text:style-name="T1">]</text:span><text:span text:style-name="T16">)</text:span><text:span text:style-name="T1">¶ </text:span></text:p>
      <text:p text:style-name="P3">Return the floating point value <text:span text:style-name="Emphasis">number</text:span> rounded to <text:span text:style-name="Emphasis">ndigits</text:span> digits after the decimal point. If <text:span text:style-name="Emphasis">ndigits</text:span> is omitted, it defaults to zero. The result is a floating point number. Values are rounded to the closest multiple of 10 to the power minus <text:span text:style-name="Emphasis">ndigits</text:span>; if two multiples are equally close, rounding is done away from 0 (so, for example, <text:span text:style-name="Teletype">round(0.5)</text:span> is <text:span text:style-name="Teletype">1.0</text:span> and <text:span text:style-name="Teletype">round(-0.5)</text:span> is <text:span text:style-name="Teletype">-1.0</text:span>).</text:p>
      <text:p text:style-name="P3"><text:span text:style-name="Teletype"><text:span text:style-name="T13">&gt;&gt;</text:span></text:span><text:bookmark text:name="sorted"/><text:span text:style-name="Teletype"><text:span text:style-name="T1">sorted</text:span></text:span><text:span text:style-name="T16">(</text:span><text:span text:style-name="Emphasis"><text:span text:style-name="T1">iterable</text:span></text:span><text:span text:style-name="T1">[, </text:span><text:span text:style-name="Emphasis"><text:span text:style-name="T1">cmp</text:span></text:span><text:span text:style-name="T1">[, </text:span><text:span text:style-name="Emphasis"><text:span text:style-name="T1">key</text:span></text:span><text:span text:style-name="T1">[, </text:span><text:span text:style-name="Emphasis"><text:span text:style-name="T1">reverse</text:span></text:span><text:span text:style-name="T1">]]]</text:span><text:span text:style-name="T16">)</text:span><text:span text:style-name="T1"> </text:span></text:p>
      <text:p text:style-name="P3">Return a new sorted list from the items in <text:span text:style-name="Emphasis">iterable</text:span>.</text:p>
      <text:p text:style-name="P3"><text:span text:style-name="Teletype"><text:span text:style-name="T14">&gt;&gt;</text:span></text:span><text:bookmark text:name="sum"/><text:span text:style-name="Teletype"><text:span text:style-name="T1">sum</text:span></text:span><text:span text:style-name="T16">(</text:span><text:span text:style-name="Emphasis"><text:span text:style-name="T1">iterable</text:span></text:span><text:span text:style-name="T1">[, </text:span><text:span text:style-name="Emphasis"><text:span text:style-name="T1">start</text:span></text:span><text:span text:style-name="T1">]</text:span><text:span text:style-name="T16">)</text:span><text:span text:style-name="T1"> </text:span></text:p>
      <text:p text:style-name="P3">Sums <text:span text:style-name="Emphasis">start</text:span> and the items of an <text:span text:style-name="Emphasis">iterable</text:span> from left to right and returns the total. <text:span text:style-name="Emphasis">start</text:span> defaults to <text:span text:style-name="Teletype">0</text:span>. The <text:span text:style-name="Emphasis">iterable</text:span>‘s items are normally numbers, and the start value is not allowed to be a string.</text:p>
      <text:p text:style-name="P3"><text:span text:style-name="Teletype"><text:span text:style-name="T15">&gt;&gt;</text:span></text:span><text:bookmark text:name="tuple"/><text:span text:style-name="Teletype"><text:span text:style-name="T1">tuple</text:span></text:span><text:span text:style-name="T16">(</text:span><text:span text:style-name="T1">[</text:span><text:span text:style-name="Emphasis"><text:span text:style-name="T1">iterable</text:span></text:span><text:span text:style-name="T1">]</text:span><text:span text:style-name="T16">)</text:span><text:span text:style-name="T1">¶ </text:span></text:p>
      <text:p text:style-name="P3">Return a tuple whose items are the same and in the same order as <text:span text:style-name="Emphasis">iterable</text:span>‘s items. <text:span text:style-name="Emphasis">iterable</text:span> may be a sequence, a container that supports iteration, or an iterator object. If <text:span text:style-name="Emphasis">iterable</text:span> is already a tuple, it is returned unchanged. For instance, <text:span text:style-name="Teletype">tuple('abc')</text:span> returns <text:span text:style-name="Teletype">('a', 'b', 'c')</text:span> and <text:span text:style-name="Teletype">tuple([1, 2, 3])</text:span> returns <text:span text:style-name="Teletype">(1, 2, 3)</text:span>. If no argument is given, returns a new empty tuple, <text:span text:style-name="Teletype">()</text:span>.</text:p>
      <text:p text:style-name="P3"><text:span text:style-name="Teletype"><text:span text:style-name="T15">&gt;&gt;</text:span></text:span><text:span text:style-name="Emphasis"><text:span text:style-name="T1">class </text:span></text:span><text:span text:style-name="Teletype"><text:span text:style-name="T1">type</text:span></text:span><text:span text:style-name="T16">(</text:span><text:span text:style-name="Emphasis"><text:span text:style-name="T1">name</text:span></text:span><text:span text:style-name="T1">, </text:span><text:span text:style-name="Emphasis"><text:span text:style-name="T1">bases</text:span></text:span><text:span text:style-name="T1">, </text:span><text:span text:style-name="Emphasis"><text:span text:style-name="T1">dict</text:span></text:span><text:span text:style-name="T16">)</text:span><text:span text:style-name="T1"> </text:span></text:p>
      <text:p text:style-name="P3"><text:bookmark text:name="index-7"/>With one argument, return the type of an <text:span text:style-name="Emphasis">object</text:span>. The return value is a type object. The <text:span text:style-name="Teletype">isinstance()</text:span> built-in function is recommended for testing the type of an objec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kesh </meta:initial-creator>
    <meta:creation-date>2015-10-04T08:37:01.996055730</meta:creation-date>
    <dc:date>2015-10-04T08:37:23.112754694</dc:date>
    <dc:creator>Rakesh </dc:creator>
    <meta:editing-duration>P0D</meta:editing-duration>
    <meta:editing-cycles>1</meta:editing-cycles>
    <meta:document-statistic meta:table-count="0" meta:image-count="0" meta:object-count="0" meta:page-count="5" meta:paragraph-count="92" meta:word-count="1846" meta:character-count="11079" meta:non-whitespace-character-count="9230"/>
    <meta:generator>LibreOffice/4.2.8.2$Linux_X86_64 LibreOffice_project/420m0$Build-2</meta:generator>
  </office:meta>
</office:document-meta>
</file>